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23.021329" calcext:value-type="float">
            <text:p>23.021329</text:p>
          </table:table-cell>
          <table:table-cell office:value-type="float" office:value="111.72" calcext:value-type="float">
            <text:p>111.72</text:p>
          </table:table-cell>
          <table:table-cell/>
          <table:table-cell office:value-type="float" office:value="11.855563" calcext:value-type="float">
            <text:p>11.855563</text:p>
          </table:table-cell>
          <table:table-cell office:value-type="float" office:value="189.64" calcext:value-type="float">
            <text:p>189.64</text:p>
          </table:table-cell>
        </table:table-row>
        <table:table-row table:style-name="ro1">
          <table:table-cell/>
          <table:table-cell office:value-type="float" office:value="32.368983" calcext:value-type="float">
            <text:p>32.368983</text:p>
          </table:table-cell>
          <table:table-cell office:value-type="float" office:value="112.99" calcext:value-type="float">
            <text:p>112.99</text:p>
          </table:table-cell>
          <table:table-cell/>
          <table:table-cell office:value-type="float" office:value="11.144413" calcext:value-type="float">
            <text:p>11.144413</text:p>
          </table:table-cell>
          <table:table-cell office:value-type="float" office:value="180.22" calcext:value-type="float">
            <text:p>180.22</text:p>
          </table:table-cell>
        </table:table-row>
        <table:table-row table:style-name="ro1">
          <table:table-cell/>
          <table:table-cell office:value-type="float" office:value="34.208053" calcext:value-type="float">
            <text:p>34.208053</text:p>
          </table:table-cell>
          <table:table-cell office:value-type="float" office:value="107.55" calcext:value-type="float">
            <text:p>107.55</text:p>
          </table:table-cell>
          <table:table-cell/>
          <table:table-cell office:value-type="float" office:value="15.22356" calcext:value-type="float">
            <text:p>15.22356</text:p>
          </table:table-cell>
          <table:table-cell office:value-type="float" office:value="214.33" calcext:value-type="float">
            <text:p>214.33</text:p>
          </table:table-cell>
        </table:table-row>
        <table:table-row table:style-name="ro1">
          <table:table-cell/>
          <table:table-cell office:value-type="float" office:value="31.035897" calcext:value-type="float">
            <text:p>31.035897</text:p>
          </table:table-cell>
          <table:table-cell office:value-type="float" office:value="106.35" calcext:value-type="float">
            <text:p>106.35</text:p>
          </table:table-cell>
          <table:table-cell/>
          <table:table-cell office:value-type="float" office:value="19.362737" calcext:value-type="float">
            <text:p>19.362737</text:p>
          </table:table-cell>
          <table:table-cell office:value-type="float" office:value="247.29" calcext:value-type="float">
            <text:p>247.2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30.1585655" calcext:value-type="float">
            <text:p>30.1585655</text:p>
          </table:table-cell>
          <table:table-cell table:formula="of:=AVERAGE([.C4:.C7])" office:value-type="float" office:value="109.6525" calcext:value-type="float">
            <text:p>109.6525</text:p>
          </table:table-cell>
          <table:table-cell/>
          <table:table-cell table:formula="of:=AVERAGE([.E4:.E7])" office:value-type="float" office:value="14.39656825" calcext:value-type="float">
            <text:p>14.39656825</text:p>
          </table:table-cell>
          <table:table-cell table:formula="of:=AVERAGE([.F4:.F7])" office:value-type="float" office:value="207.87" calcext:value-type="float">
            <text:p>207.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7])" office:value-type="float" office:value="120.634262" calcext:value-type="float">
            <text:p>120.634262</text:p>
          </table:table-cell>
          <table:table-cell table:formula="of:=SUM([.C4:.C7])" office:value-type="float" office:value="438.61" calcext:value-type="float">
            <text:p>438.61</text:p>
          </table:table-cell>
          <table:table-cell/>
          <table:table-cell table:formula="of:=SUM([.E4:.E7])" office:value-type="float" office:value="57.586273" calcext:value-type="float">
            <text:p>57.586273</text:p>
          </table:table-cell>
          <table:table-cell table:formula="of:=SUM([.F4:.F7])" office:value-type="float" office:value="831.48" calcext:value-type="float">
            <text:p>831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6:32:26.446057503</meta:creation-date>
    <dc:date>2020-06-21T16:39:10.841899167</dc:date>
    <meta:editing-duration>PT6M45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